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dc7f9" officeooo:paragraph-rsid="000dc7f9"/>
    </style:style>
    <style:style style:name="P3" style:family="paragraph" style:parent-style-name="Title">
      <style:text-properties officeooo:rsid="0011c818" officeooo:paragraph-rsid="0011c818"/>
    </style:style>
    <style:style style:name="P4" style:family="paragraph" style:parent-style-name="Header">
      <style:paragraph-properties fo:text-align="end" style:justify-single-word="false"/>
      <style:text-properties officeooo:rsid="000dc7f9" officeooo:paragraph-rsid="000dc7f9"/>
    </style:style>
    <style:style style:name="P5" style:family="paragraph" style:parent-style-name="Header">
      <style:paragraph-properties fo:text-align="end" style:justify-single-word="false"/>
      <style:text-properties officeooo:rsid="001b120b" officeooo:paragraph-rsid="001b120b"/>
    </style:style>
    <style:style style:name="T1" style:family="text">
      <style:text-properties officeooo:rsid="000dc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</text:p>
      <text:p text:style-name="P2">Test: header and foo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dc7f9" officeooo:paragraph-rsid="000dc7f9"/>
    </style:style>
    <style:style style:name="MP2" style:family="paragraph" style:parent-style-name="Header">
      <style:paragraph-properties fo:text-align="end" style:justify-single-word="false"/>
      <style:text-properties officeooo:rsid="001b120b" officeooo:paragraph-rsid="001b120b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0dc7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 header</text:p>
        <text:p text:style-name="MP2">A new line in header</text:p>
      </style:header>
      <style:footer>
        <text:p text:style-name="MP3"><text:span text:style-name="MT1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27:23.471982510</meta:creation-date>
    <dc:date>2019-07-18T10:29:41.994758321</dc:date>
    <meta:editing-duration>PT2M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4" meta:character-count="70" meta:non-whitespace-character-count="61"/>
  </office:meta>
</office:document-meta>
</file>